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officeooo:paragraph-rsid="0005ca8b"/>
    </style:style>
    <style:style style:name="T1" style:family="text">
      <style:text-properties officeooo:rsid="0005ca8b"/>
    </style:style>
    <style:style style:name="T2" style:family="text">
      <style:text-properties fo:color="#c9211e" loext:opacity="10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6aa00"/>
    </style:style>
    <style:style style:name="T5" style:family="text">
      <style:text-properties officeooo:rsid="0006aa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cular el I.V.A</text:p>
      <text:p text:style-name="P1"/>
      <text:p text:style-name="P1">Desarrollar un programa secuencial, planteando su <text:span text:style-name="T1">p</text:span>seudocódigo y Diagrama de Flujo, que permita ingresar un precio, calcular el IVA y mostrar el precio final la lista de un producto. Ejemplo: Si el producto vale $100 de lista, debería mostrarse $121 al consumidor final.<text:line-break/><text:line-break/><text:span text:style-name="T2">Análisis: </text:span><text:line-break/><text:line-break/>Necesitamos ingresar el precio de lista de un producto, calcular el IVA <text:span text:style-name="T1">(</text:span>21%) y luego sumar este IVA al precio de lista para obtener el precio final.</text:p>
      <text:p text:style-name="Standard"/>
      <text:p text:style-name="Standard"><text:span text:style-name="T3">Datos de entrada:</text:span> Precio de lista del producto.</text:p>
      <text:p text:style-name="Standard"><text:span text:style-name="T3">Proceso:</text:span> Solicitar al usuario que ingrese el precio de lista del producto. Calcular el IVA multiplicando el precio de lista por 0.21. Sumar el IVA al precio de lista para obtener el precio final.</text:p>
      <text:p text:style-name="Standard"><text:span text:style-name="T4">Datos de S</text:span><text:span text:style-name="T3">alida: </text:span>Precio final del producto.<text:line-break/><text:lin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23:04:42.390000000</meta:creation-date>
    <dc:date>2024-05-26T23:40:06.803000000</dc:date>
    <meta:editing-duration>PT7M43S</meta:editing-duration>
    <meta:editing-cycles>1</meta:editing-cycles>
    <meta:document-statistic meta:table-count="0" meta:image-count="0" meta:object-count="0" meta:page-count="1" meta:paragraph-count="5" meta:word-count="123" meta:character-count="737" meta:non-whitespace-character-count="614"/>
    <meta:generator>LibreOffice/24.2.3.2$Windows_X86_64 LibreOffice_project/433d9c2ded56988e8a90e6b2e771ee4e6a5ab2ba</meta:generator>
  </office:meta>
</office:document-meta>
</file>